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ticalPanel.add( Compone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ticalPanel.VerticalPanel( int vgap , float horizontal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ticalPanel.VerticalPanel( Color bk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ticalPanel.Vertica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